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0100003DCF29F310DA.svm"/>
  <manifest:file-entry manifest:media-type="" manifest:full-path="Pictures/200000070000258500003BD85F50878F.svm"/>
  <manifest:file-entry manifest:media-type="" manifest:full-path="Pictures/2000000700002624000049B2BBDDFBE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 outputs ---</text:p>
      <text:p text:style-name="P2">First load:</text:p>
      <text:p text:style-name="P2"><draw:frame draw:style-name="fr1" draw:name="graphics1" text:anchor-type="paragraph" svg:x="0.0516in" svg:y="0in" svg:width="3.8437in" svg:height="7.428in" draw:z-index="0"><draw:image xlink:href="Pictures/2000000700002624000049B2BBDDFBEB.svm" xlink:type="simple" xlink:show="embed" xlink:actuate="onLoad"/></draw:frame></text:p>
      <text:p text:style-name="P2"/>
      <text:p text:style-name="P2"/>
      <text:p text:style-name="P2"><draw:frame draw:style-name="fr1" draw:name="graphics2" text:anchor-type="paragraph" svg:x="0.0673in" svg:y="0.2252in" svg:width="3.7811in" svg:height="6.0311in" draw:z-index="1"><draw:image xlink:href="Pictures/200000070000258500003BD85F50878F.svm" xlink:type="simple" xlink:show="embed" xlink:actuate="onLoad"/></draw:frame><text:soft-page-break/>Several clicks:</text:p>
      <text:p text:style-name="P2"/>
      <text:p text:style-name="P2"/>
      <text:p text:style-name="P2"/>
      <text:p text:style-name="P2"/>
      <text:p text:style-name="P2"/>
      <text:p text:style-name="P2"><draw:frame draw:style-name="fr1" draw:name="graphics3" text:anchor-type="paragraph" svg:x="0.1189in" svg:y="0.2201in" svg:width="3.7299in" svg:height="6.2299in" draw:z-index="2"><draw:image xlink:href="Pictures/200000070000250100003DCF29F310DA.svm" xlink:type="simple" xlink:show="embed" xlink:actuate="onLoad"/></draw:frame><text:soft-page-break/>Clear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7T14:58:54.38</meta:creation-date>
    <meta:document-statistic meta:table-count="0" meta:image-count="3" meta:object-count="0" meta:page-count="3" meta:paragraph-count="4" meta:word-count="8" meta:character-count="49"/>
    <dc:date>2019-03-17T15:04:23.68</dc:date>
    <meta:editing-duration>PT5M29S</meta:editing-duration>
    <meta:editing-cycles>1</meta:editing-cycles>
    <meta:generator>OpenOffice/4.1.5$Win32 OpenOffice.org_project/415m1$Build-9789</meta:generator>
  </office:meta>
</office:document-meta>
</file>